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0c140c" officeooo:paragraph-rsid="000c140c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d2fa4" officeooo:paragraph-rsid="000d2fa4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0a46a" officeooo:paragraph-rsid="0010a46a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officeooo:rsid="00199164" officeooo:paragraph-rsid="00199164"/>
    </style:style>
    <style:style style:name="P5" style:family="paragraph" style:parent-style-name="Standard">
      <style:paragraph-properties fo:text-align="justify" style:justify-single-word="false"/>
      <style:text-properties officeooo:rsid="00082c73" officeooo:paragraph-rsid="00082c73"/>
    </style:style>
    <style:style style:name="P6" style:family="paragraph" style:parent-style-name="Standard" style:list-style-name="L1">
      <style:paragraph-properties fo:text-align="center" style:justify-single-word="false"/>
      <style:text-properties fo:font-weight="bold" officeooo:rsid="000c140c" officeooo:paragraph-rsid="000c140c" style:font-weight-asian="bold" style:font-weight-complex="bold"/>
    </style:style>
    <style:style style:name="P7" style:family="paragraph" style:parent-style-name="Standard" style:list-style-name="L1">
      <style:paragraph-properties fo:text-align="center" style:justify-single-word="false"/>
      <style:text-properties fo:font-weight="bold" officeooo:rsid="000d2fa4" officeooo:paragraph-rsid="000d2fa4" style:font-weight-asian="bold" style:font-weight-complex="bold"/>
    </style:style>
    <style:style style:name="P8" style:family="paragraph" style:parent-style-name="Standard" style:list-style-name="L1">
      <style:paragraph-properties fo:text-align="center" style:justify-single-word="false"/>
      <style:text-properties fo:font-weight="bold" officeooo:rsid="0010a46a" officeooo:paragraph-rsid="0010a46a" style:font-weight-asian="bold" style:font-weight-complex="bold"/>
    </style:style>
    <style:style style:name="P9" style:family="paragraph" style:parent-style-name="Standard" style:list-style-name="L1">
      <style:paragraph-properties fo:text-align="justify" style:justify-single-word="false"/>
      <style:text-properties fo:font-weight="bold" officeooo:rsid="002180c0" officeooo:paragraph-rsid="002180c0" style:font-weight-asian="bold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fo:font-weight="normal" officeooo:rsid="000c140c" officeooo:paragraph-rsid="001395dd" style:font-weight-asian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font-weight="normal" officeooo:rsid="000c140c" officeooo:paragraph-rsid="0014db2b" style:font-weight-asian="normal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fo:font-weight="normal" officeooo:rsid="000c140c" officeooo:paragraph-rsid="000c140c" style:font-weight-asian="normal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fo:font-weight="normal" officeooo:rsid="000c3572" officeooo:paragraph-rsid="000c3572" style:font-weight-asian="normal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font-weight="normal" officeooo:rsid="000c3572" officeooo:paragraph-rsid="001fb6ea" style:font-weight-asian="normal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fo:font-weight="normal" officeooo:rsid="00185e72" officeooo:paragraph-rsid="00185e72" style:font-weight-asian="normal" style:font-weight-complex="normal"/>
    </style:style>
    <style:style style:name="P16" style:family="paragraph" style:parent-style-name="Standard" style:list-style-name="L2">
      <style:paragraph-properties fo:text-align="justify" style:justify-single-word="false"/>
      <style:text-properties fo:font-weight="normal" officeooo:rsid="00185e72" officeooo:paragraph-rsid="00185e72" style:font-weight-asian="normal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fo:font-weight="normal" officeooo:rsid="000dd1a9" officeooo:paragraph-rsid="000dd1a9" style:font-weight-asian="normal" style:font-weight-complex="normal"/>
    </style:style>
    <style:style style:name="P18" style:family="paragraph" style:parent-style-name="Standard" style:list-style-name="L2">
      <style:paragraph-properties fo:text-align="justify" style:justify-single-word="false"/>
      <style:text-properties fo:font-weight="normal" officeooo:rsid="000dd1a9" officeooo:paragraph-rsid="0014db2b" style:font-weight-asian="normal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fo:font-weight="normal" officeooo:rsid="000f7673" officeooo:paragraph-rsid="000f7673" style:font-weight-asian="normal" style:font-weight-complex="normal"/>
    </style:style>
    <style:style style:name="P20" style:family="paragraph" style:parent-style-name="Standard" style:list-style-name="L2">
      <style:paragraph-properties fo:text-align="justify" style:justify-single-word="false"/>
      <style:text-properties fo:font-weight="normal" officeooo:rsid="000f7673" officeooo:paragraph-rsid="0014db2b" style:font-weight-asian="normal" style:font-weight-complex="normal"/>
    </style:style>
    <style:style style:name="P21" style:family="paragraph" style:parent-style-name="Standard" style:list-style-name="L1">
      <style:paragraph-properties fo:text-align="justify" style:justify-single-word="false"/>
      <style:text-properties fo:font-weight="normal" officeooo:rsid="000d2fa4" officeooo:paragraph-rsid="0010a46a" style:font-weight-asian="normal" style:font-weight-complex="normal"/>
    </style:style>
    <style:style style:name="P22" style:family="paragraph" style:parent-style-name="Standard" style:list-style-name="L2">
      <style:paragraph-properties fo:text-align="justify" style:justify-single-word="false"/>
      <style:text-properties fo:font-weight="normal" officeooo:rsid="000d2fa4" officeooo:paragraph-rsid="000d2fa4" style:font-weight-asian="normal" style:font-weight-complex="normal"/>
    </style:style>
    <style:style style:name="P23" style:family="paragraph" style:parent-style-name="Standard" style:list-style-name="L1">
      <style:paragraph-properties fo:text-align="justify" style:justify-single-word="false"/>
      <style:text-properties fo:font-weight="normal" officeooo:rsid="0010a46a" officeooo:paragraph-rsid="0010a46a" style:font-weight-asian="normal" style:font-weight-complex="normal"/>
    </style:style>
    <style:style style:name="P24" style:family="paragraph" style:parent-style-name="Standard" style:list-style-name="L1">
      <style:paragraph-properties fo:text-align="justify" style:justify-single-word="false"/>
      <style:text-properties fo:font-weight="normal" officeooo:rsid="0009aba3" officeooo:paragraph-rsid="000dd1a9" style:font-weight-asian="normal" style:font-weight-complex="normal"/>
    </style:style>
    <style:style style:name="P25" style:family="paragraph" style:parent-style-name="Standard" style:list-style-name="L1">
      <style:paragraph-properties fo:text-align="justify" style:justify-single-word="false"/>
      <style:text-properties fo:font-weight="normal" officeooo:rsid="0009aba3" officeooo:paragraph-rsid="001fb6ea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09aba3" officeooo:paragraph-rsid="001fb6ea" style:font-weight-asian="normal" style:font-weight-complex="normal"/>
    </style:style>
    <style:style style:name="P27" style:family="paragraph" style:parent-style-name="Standard" style:list-style-name="L2">
      <style:paragraph-properties fo:text-align="justify" style:justify-single-word="false"/>
      <style:text-properties fo:font-weight="normal" officeooo:rsid="00130663" officeooo:paragraph-rsid="00130663" style:font-weight-asian="normal" style:font-weight-complex="normal"/>
    </style:style>
    <style:style style:name="P28" style:family="paragraph" style:parent-style-name="Standard" style:list-style-name="L2">
      <style:paragraph-properties fo:text-align="justify" style:justify-single-word="false"/>
      <style:text-properties fo:font-weight="normal" officeooo:rsid="00130663" officeooo:paragraph-rsid="001693f4" style:font-weight-asian="normal" style:font-weight-complex="normal"/>
    </style:style>
    <style:style style:name="P29" style:family="paragraph" style:parent-style-name="Standard" style:list-style-name="L1">
      <style:paragraph-properties fo:text-align="justify" style:justify-single-word="false"/>
      <style:text-properties fo:font-weight="normal" officeooo:rsid="001e8ecf" officeooo:paragraph-rsid="001e8ecf" style:font-weight-asian="normal" style:font-weight-complex="normal"/>
    </style:style>
    <style:style style:name="P30" style:family="paragraph" style:parent-style-name="Standard" style:list-style-name="L1">
      <style:paragraph-properties fo:text-align="justify" style:justify-single-word="false"/>
      <style:text-properties fo:font-weight="normal" officeooo:rsid="001fb6ea" officeooo:paragraph-rsid="001fb6ea" style:font-weight-asian="normal" style:font-weight-complex="normal"/>
    </style:style>
    <style:style style:name="P31" style:family="paragraph" style:parent-style-name="Standard" style:list-style-name="L1">
      <style:paragraph-properties fo:text-align="justify" style:justify-single-word="false"/>
      <style:text-properties fo:font-weight="normal" officeooo:rsid="0024fde5" officeooo:paragraph-rsid="0024fde5" style:font-weight-asian="normal" style:font-weight-complex="normal"/>
    </style:style>
    <style:style style:name="P32" style:family="paragraph" style:parent-style-name="Standard" style:list-style-name="L1">
      <style:paragraph-properties fo:text-align="justify" style:justify-single-word="false"/>
      <style:text-properties officeooo:paragraph-rsid="000dd1a9"/>
    </style:style>
    <style:style style:name="P33" style:family="paragraph" style:parent-style-name="Standard" style:list-style-name="L1">
      <style:paragraph-properties fo:text-align="justify" style:justify-single-word="false"/>
      <style:text-properties officeooo:rsid="0009aba3" officeooo:paragraph-rsid="00125ff2"/>
    </style:style>
    <style:style style:name="P34" style:family="paragraph" style:parent-style-name="Standard" style:list-style-name="L1">
      <style:paragraph-properties fo:text-align="justify" style:justify-single-word="false"/>
      <style:text-properties officeooo:rsid="0009aba3" officeooo:paragraph-rsid="002180c0"/>
    </style:style>
    <style:style style:name="P35" style:family="paragraph" style:parent-style-name="Standard" style:list-style-name="L2">
      <style:paragraph-properties fo:text-align="justify" style:justify-single-word="false"/>
      <style:text-properties officeooo:rsid="0009aba3" officeooo:paragraph-rsid="0009aba3"/>
    </style:style>
    <style:style style:name="P36" style:family="paragraph" style:parent-style-name="Standard" style:list-style-name="L1">
      <style:paragraph-properties fo:text-align="justify" style:justify-single-word="false"/>
      <style:text-properties officeooo:rsid="00130663" officeooo:paragraph-rsid="00130663"/>
    </style:style>
    <style:style style:name="P37" style:family="paragraph" style:parent-style-name="Standard" style:list-style-name="L1">
      <style:paragraph-properties fo:text-align="justify" style:justify-single-word="false"/>
      <style:text-properties officeooo:rsid="001395dd" officeooo:paragraph-rsid="001395dd"/>
    </style:style>
    <style:style style:name="P38" style:family="paragraph" style:parent-style-name="Standard" style:list-style-name="L2">
      <style:paragraph-properties fo:text-align="justify" style:justify-single-word="false"/>
      <style:text-properties officeooo:rsid="000d2fa4" officeooo:paragraph-rsid="000d2fa4"/>
    </style:style>
    <style:style style:name="P39" style:family="paragraph" style:parent-style-name="Standard" style:list-style-name="L1">
      <style:paragraph-properties fo:text-align="justify" style:justify-single-word="false"/>
      <style:text-properties officeooo:rsid="001fb6ea" officeooo:paragraph-rsid="002180c0"/>
    </style:style>
    <style:style style:name="P40" style:family="paragraph" style:parent-style-name="Standard" style:list-style-name="L1">
      <style:paragraph-properties fo:text-align="justify" style:justify-single-word="false"/>
      <style:text-properties officeooo:rsid="002180c0" officeooo:paragraph-rsid="002180c0"/>
    </style:style>
    <style:style style:name="T1" style:family="text">
      <style:text-properties officeooo:rsid="000b9c6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3572"/>
    </style:style>
    <style:style style:name="T4" style:family="text">
      <style:text-properties fo:font-weight="normal" officeooo:rsid="000b9c6d" style:font-weight-asian="normal" style:font-weight-complex="normal"/>
    </style:style>
    <style:style style:name="T5" style:family="text">
      <style:text-properties fo:font-weight="normal" officeooo:rsid="000dd1a9" style:font-weight-asian="normal" style:font-weight-complex="normal"/>
    </style:style>
    <style:style style:name="T6" style:family="text">
      <style:text-properties fo:font-weight="normal" officeooo:rsid="001fb6ea" style:font-weight-asian="normal" style:font-weight-complex="normal"/>
    </style:style>
    <style:style style:name="T7" style:family="text">
      <style:text-properties officeooo:rsid="0010a46a"/>
    </style:style>
    <style:style style:name="T8" style:family="text">
      <style:text-properties officeooo:rsid="00125ff2"/>
    </style:style>
    <style:style style:name="T9" style:family="text">
      <style:text-properties officeooo:rsid="00130663"/>
    </style:style>
    <style:style style:name="T10" style:family="text">
      <style:text-properties officeooo:rsid="0014db2b"/>
    </style:style>
    <style:style style:name="T11" style:family="text">
      <style:text-properties officeooo:rsid="001693f4"/>
    </style:style>
    <style:style style:name="T12" style:family="text">
      <style:text-properties fo:color="#000000"/>
    </style:style>
    <style:style style:name="T13" style:family="text">
      <style:text-properties officeooo:rsid="001e8ecf"/>
    </style:style>
    <style:style style:name="T14" style:family="text">
      <style:text-properties officeooo:rsid="001fb6ea"/>
    </style:style>
    <style:style style:name="T15" style:family="text">
      <style:text-properties officeooo:rsid="002180c0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officeooo:rsid="002363f4"/>
    </style:style>
    <style:style style:name="T18" style:family="text">
      <style:text-properties officeooo:rsid="00267d21"/>
    </style:style>
    <style:style style:name="T19" style:family="text">
      <style:text-properties officeooo:rsid="00275ebf"/>
    </style:style>
    <style:style style:name="T20" style:family="text">
      <style:text-properties officeooo:rsid="002821f7"/>
    </style:style>
    <style:style style:name="T21" style:family="text">
      <style:text-properties officeooo:rsid="0029ab76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QUISITOS FUNCIONALES</text:p>
      <text:list xml:id="list2005781810" text:style-name="L1">
        <text:list-header>
          <text:p text:style-name="P6"/>
        </text:list-header>
        <text:list-item>
          <text:p text:style-name="P25">El sistema poseerá tres módulos principales, el de Administración, el de Gestión de Configuración y el de Desarrollo.</text:p>
        </text:list-item>
      </text:list>
      <text:p text:style-name="P26"/>
      <text:list xml:id="list3004967782141" text:continue-numbering="true" text:style-name="L1">
        <text:list-header>
          <text:p text:style-name="P6">Módulo de Desarrollo.</text:p>
          <text:p text:style-name="P6"/>
        </text:list-header>
        <text:list-item>
          <text:p text:style-name="P10">El sistema permitirá <text:span text:style-name="T14">al Desarrollador crear ítems (</text:span>los requerimientos que el cliente espera del producto<text:span text:style-name="T17">)</text:span>.</text:p>
        </text:list-item>
        <text:list-item>
          <text:p text:style-name="P10">El sistema permitirá <text:span text:style-name="T14">al Desarrollador </text:span>registrar los atributos <text:span text:style-name="T3">comunes</text:span> de un ítem(versión, prioridad, estado, complejidad, descripción, observaciones, usuario asignado, <text:span text:style-name="T19">numero de fase, nombre del proyecto</text:span>).</text:p>
        </text:list-item>
        <text:list-item>
          <text:p text:style-name="P11">El sistema permitirá <text:span text:style-name="T12">adjuntar</text:span> archivos externos relacionados a los ítems.</text:p>
        </text:list-item>
        <text:list-item>
          <text:p text:style-name="P12">El sistema <text:span text:style-name="T14">enumerará</text:span> <text:s/>los ítems <text:span text:style-name="T14">por</text:span> cada fase de forma automática.</text:p>
        </text:list-item>
        <text:list-item>
          <text:p text:style-name="P13">El sistema deberá identificar los atributos comunes de los ítems, y sus atributos específicos.</text:p>
        </text:list-item>
        <text:list-item>
          <text:p text:style-name="P13">El sistema deberá generar un historial de las modificaciones realizadas a cada versión de cada ítem.</text:p>
        </text:list-item>
        <text:list-item>
          <text:p text:style-name="P13">El sistema permitirá realizar revisiones a las versiones anteriores de cada ítem.</text:p>
        </text:list-item>
        <text:list-item>
          <text:p text:style-name="P13">El sistema deberá registrar la fecha, el motivo y usuario que aprobó el cambio de un ítem.(<text:span text:style-name="T16">El usuario sería el conjunto de usuarios del comité de cambios</text:span>).</text:p>
        </text:list-item>
        <text:list-item>
          <text:p text:style-name="P24">El sistema permitirá <text:span text:style-name="T14">al Desarrollador </text:span>registrar la relación de los ítems entre las fases del proyecto. (Relaciones de Padre/Hijo y Antecesor/Sucesor)</text:p>
        </text:list-item>
        <text:list-item>
          <text:p text:style-name="P10">El sistema permitirá que un proyecto inicie en cualquiera de sus fases definidas por el <text:span text:style-name="T20">Gerente del proyecto</text:span>.</text:p>
        </text:list-item>
        <text:list-item>
          <text:p text:style-name="P15">El sistema permitirá <text:span text:style-name="T14">al Gerente </text:span>el cambio de estado de un proyecto<text:span text:style-name="T21">(PENDIENTE, ACTIVO, CERRADO)</text:span>.</text:p>
        </text:list-item>
        <text:list-item>
          <text:p text:style-name="P15">El sistema permitirá <text:span text:style-name="T14">a</text:span>l <text:span text:style-name="T14">Gerente el </text:span>cambio de estado de una fase<text:span text:style-name="T21">(ACTIVO, CERRADO)</text:span>.</text:p>
        </text:list-item>
        <text:list-item>
          <text:p text:style-name="P15">El sistema permitirá <text:span text:style-name="T14">al Comité </text:span>el cambio de estado de un ítem<text:span text:style-name="T21">(DESARROLLO, REVISIÓN,, APROBADO)</text:span>.</text:p>
        </text:list-item>
        <text:list-item>
          <text:p text:style-name="P15">El sistema permitirá el <text:span text:style-name="T14">Comité </text:span>cambio de estado de una línea base<text:span text:style-name="T21">(CERRADA, ROTA)</text:span>.</text:p>
        </text:list-item>
        <text:list-item>
          <text:p text:style-name="P29">El sistema permitirá al Gerente, crear el Comité de cambio, que consiste de al menos y hasta tres miembros selec<text:span text:style-name="T15">c</text:span>ionados por el Gerente.</text:p>
        </text:list-item>
        <text:list-item>
          <text:p text:style-name="P29">El sistema permitirá al Gerente la definición de las fases del proyecto.</text:p>
        </text:list-item>
        <text:list-item>
          <text:p text:style-name="P29">El sistema permitirá al Gerente la definición de los desarrolladores del proyecto.</text:p>
        </text:list-item>
        <text:list-item>
          <text:p text:style-name="P9">El sistema permitirá que solo los ítems en estado pendiente puedan ser modificados.</text:p>
        </text:list-item>
        <text:list-item>
          <text:p text:style-name="P9">El sistema permitirá que los ítems en fases en estado activo puedan ser modificados.</text:p>
        </text:list-item>
        <text:list-item>
          <text:p text:style-name="P31">El sistema permitirá al Gerente <text:span text:style-name="T18">modificar el estado de</text:span> una fase <text:span text:style-name="T18">a CERRADO</text:span> si y solo si, todos sus ítem pertenecen a una misma línea base.</text:p>
          <text:p text:style-name="P30"/>
        </text:list-item>
      </text:list>
      <text:p text:style-name="P2"/>
      <text:list xml:id="list3006253498890" text:continue-numbering="true" text:style-name="L1">
        <text:list-item>
          <text:list>
            <text:list-item>
              <text:list>
                <text:list-header>
                  <text:p text:style-name="P7">Módulo de Gestión de Configuración</text:p>
                </text:list-header>
              </text:list>
            </text:list-item>
          </text:list>
        </text:list-item>
        <text:list-item>
          <text:p text:style-name="P32"><text:span text:style-name="T4">El sistema permitirá </text:span><text:span text:style-name="T6">al Comité</text:span><text:span text:style-name="T4"> la creación de Líneas Bases(Una Línea Base es la etiqueta bajo la cual quedan los ítems en estado aprobado. </text:span><text:span text:style-name="T5">L</text:span>a Línea base consiste en el bloqueo de modificación de los atributos de definición de los ítems involucrados en la fase correspondiente<text:span text:style-name="T4">).</text:span></text:p>
        </text:list-item>
        <text:list-item>
          <text:p text:style-name="P17">El sistema permitirá <text:s/><text:span text:style-name="T13">a un Gerente </text:span>enviar la solicitud para la creación de una Linea Base.</text:p>
        </text:list-item>
        <text:list-item>
          <text:p text:style-name="P19">El sistema permitirá <text:span text:style-name="T13">a un Desarrollador </text:span>solicitar cambios sobre ítems pertenecientes a un línea base.<text:span text:style-name="T7">(Para la toma de decisiones el comité debe tener en cuenta el calculo de impacto)</text:span></text:p>
        </text:list-item>
        <text:list-item>
          <text:p text:style-name="P21">El sistema deberá hacer el cálculo de impacto de un cambio que quiera realizarse a un ítem del proyecto.(Calculo de impacto : Sumatoria del atributo complejidad de cada ítem relacionado al cambio dividido la sumatoria total de todos los atributos complejidad de cada ítem en el proyecto).</text:p>
        </text:list-item>
        <text:list-item>
          <text:p text:style-name="P23"><text:soft-page-break/>El sistema deberá permitir realizar un informe sobre una linea base(descripción de todos los ítems involucrados en la linea base, estado actual del mismo, y la versión).</text:p>
        </text:list-item>
        <text:list-item>
          <text:p text:style-name="P30">El sistema permitirá al Desarrollador solicitar al Comité el cambio de estado de un ítem.(Pasando este ítem en estado <text:span text:style-name="T21">DESARROLLO</text:span> a REVISIÓN, para luego pasar a APROBADO o de vuelta a <text:span text:style-name="T21">DESARROLLO</text:span>).</text:p>
        </text:list-item>
      </text:list>
      <text:p text:style-name="P3"/>
      <text:p text:style-name="P3"/>
      <text:list xml:id="list3006234244038" text:continue-numbering="true" text:style-name="L1">
        <text:list-header>
          <text:p text:style-name="P8">Módulo de Administración del Sistema</text:p>
        </text:list-header>
        <text:list-item>
          <text:p text:style-name="P33">El sistema permitirá la creación de usuarios.<text:span text:style-name="T9">(Nombre de usuario, contraseña, correo electrónico).</text:span></text:p>
        </text:list-item>
        <text:list-item>
          <text:p text:style-name="P39">El sistema permitirá modificar los atributos de un usuario(<text:span text:style-name="T9">Nombre de usuario, contraseña, correo electrónico</text:span>)</text:p>
        </text:list-item>
        <text:list-item>
          <text:p text:style-name="P33">El sistema permitirá la creación roles.(<text:span text:style-name="T1">Roles de</text:span> <text:span text:style-name="T1">Administrador, Gerente de Proyecto, Desarrollador</text:span>).</text:p>
        </text:list-item>
        <text:list-item>
          <text:p text:style-name="P33">El sistema permitirá la <text:span text:style-name="T8">asignación de los roles a los usuarios por fases.</text:span></text:p>
        </text:list-item>
        <text:list-item>
          <text:p text:style-name="P40">El sistema permitirá la asignación de los permisos a los usuarios por fases.</text:p>
        </text:list-item>
        <text:list-item>
          <text:p text:style-name="P40">El sistema permitirá la revocación de los roles y permisos a los usuarios.</text:p>
        </text:list-item>
        <text:list-item>
          <text:p text:style-name="P36">El sistema permitirá la modificación de las características de los roles.</text:p>
        </text:list-item>
        <text:list-item>
          <text:p text:style-name="P34">El sistema permitirá la creación de proyectos<text:span text:style-name="T15">(El nombre)</text:span>.</text:p>
        </text:list-item>
        <text:list-item>
          <text:p text:style-name="P33">El sistema permitirá la configuración <text:span text:style-name="T8">de los proyectos(Asignar el gerente, definir los tipos de ítems).</text:span></text:p>
        </text:list-item>
        <text:list-item>
          <text:p text:style-name="P36">El sistema permitirá la creación de permisos.</text:p>
        </text:list-item>
        <text:list-item>
          <text:p text:style-name="P36">El sistema permitirá la asignación de los permisos a los usuarios.</text:p>
        </text:list-item>
        <text:list-item>
          <text:p text:style-name="P14">El sistema permitirá definir <text:span text:style-name="T13">el Tipo de Ítem(Numérico, Cadena o Fecha).</text:span></text:p>
          <text:p text:style-name="P37"/>
        </text:list-item>
      </text:list>
      <text:p text:style-name="P1"/>
      <text:p text:style-name="P1"/>
      <text:p text:style-name="P4">REQUISITOS NO FUNCIONALES</text:p>
      <text:p text:style-name="P4"/>
      <text:list xml:id="list2444551275" text:style-name="L2">
        <text:list-item>
          <text:p text:style-name="P35">Un proyecto deberá poseer como mínimo una fase.</text:p>
        </text:list-item>
        <text:list-item>
          <text:p text:style-name="P38">Si y solo si un ítem es de la primera fase puede este no tener Antecesor.</text:p>
        </text:list-item>
        <text:list-item>
          <text:p text:style-name="P22">El sistema no permitirá que se generen bucles entre ítem<text:span text:style-name="T9">s </text:span>con sus relaciones.</text:p>
        </text:list-item>
        <text:list-item>
          <text:p text:style-name="P27">Un usuario puede tener distintos permisos.</text:p>
        </text:list-item>
        <text:list-item>
          <text:p text:style-name="P28">Un usuario puede tener <text:s/>roles <text:span text:style-name="T11">y permisos distintos </text:span>en <text:span text:style-name="T11">diferentes</text:span> fases <text:span text:style-name="T11">del mismo proyecto</text:span>.</text:p>
        </text:list-item>
        <text:list-item>
          <text:p text:style-name="P28"><text:span text:style-name="T11">Un usuario puede tener roles y permisos</text:span> distintos <text:span text:style-name="T11">en diferentes </text:span><text:s/>proyectos.</text:p>
        </text:list-item>
        <text:list-item>
          <text:p text:style-name="P18"><text:span text:style-name="T10">Solo </text:span>un conjunto de ítems en estado aprobado <text:span text:style-name="T10">puede pertenecer a una línea base</text:span>.</text:p>
        </text:list-item>
        <text:list-item>
          <text:p text:style-name="P20">El sistema permitirá la creación de Lineas Bases parciales sobre un subconjunto de los ítems de una fase.</text:p>
        </text:list-item>
        <text:list-item>
          <text:p text:style-name="P16">El proyecto puede tener más de una fase activa a la vez.</text:p>
        </text:list-item>
        <text:list-item>
          <text:p text:style-name="P16">Las líneas bases de una fase en estado cerrada no pueden ser modificadas.</text:p>
        </text:list-item>
        <text:list-item>
          <text:p text:style-name="P16">Las fases solo cierran de forma secuencia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15:21:02.497774344</meta:creation-date>
    <meta:generator>LibreOffice/6.0.7.3$Linux_X86_64 LibreOffice_project/00m0$Build-3</meta:generator>
    <dc:date>2020-03-10T00:29:02.774270474</dc:date>
    <meta:editing-duration>PT1H45M50S</meta:editing-duration>
    <meta:editing-cycles>12</meta:editing-cycles>
    <meta:document-statistic meta:table-count="0" meta:image-count="0" meta:object-count="0" meta:page-count="2" meta:paragraph-count="55" meta:word-count="878" meta:character-count="5376" meta:non-whitespace-character-count="4599"/>
  </office:meta>
</office:document-meta>
</file>